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tt Kempster - Earth and Space Round for 11/25/12</text:span></text:p>
      <text:p text:style-name="Standard"><text:span text:style-name="T1"/></text:p>
      <text:p text:style-name="Standard"><text:span text:style-name="T1">1) </text:span><text:span text:style-name="T14">Earth and Space Science</text:span><text:span text:style-name="T16"> </text:span><text:span text:style-name="T2">Multiple Choice </text:span><text:span text:style-name="T8">What is the name for an elongated ridge of sand that projects from the land into the mouth of an adjacent bay that often hooks inward due to the dominent direction of the longshore current?</text:span></text:p>
      <text:p text:style-name="Standard"><text:span text:style-name="T8"><text:tab/>W) Baymouth bar</text:span></text:p>
      <text:p text:style-name="Standard"><text:span text:style-name="T8"><text:tab/>X) Spit</text:span></text:p>
      <text:p text:style-name="Standard"><text:span text:style-name="T8"><text:tab/>Y) Tombolo</text:span></text:p>
      <text:p text:style-name="Standard"><text:span text:style-name="T8"><text:tab/>Z) Shoal</text:span></text:p>
      <text:p text:style-name="Standard"><text:span text:style-name="T8">ANSWER: X) SPIT</text:span></text:p>
      <text:p text:style-name="Standard"><text:span text:style-name="T8"/></text:p>
      <text:p text:style-name="P1"><text:span text:style-name="T8">2) </text:span><text:span text:style-name="T10">Earth and Space Science</text:span><text:span text:style-name="T9"> </text:span><text:span text:style-name="T3">Short Answer </text:span><text:span text:style-name="T9">Name this high-velocity cloud of gas that connects the Large and Small Magellanic clouds due to a near-collision of both galaxies nearly 2.5 billion years ago?</text:span></text:p>
      <text:p text:style-name="P1"><text:span text:style-name="T9">ANSWER: MAGELLANIC STREAM</text:span></text:p>
      <text:p text:style-name="P1"><text:span text:style-name="T9"/></text:p>
      <text:p text:style-name="P1"><text:span text:style-name="T8">3) </text:span><text:span text:style-name="T10">Earth and Space Science</text:span><text:span text:style-name="T9"> </text:span><text:span text:style-name="T3">Multiple Choice </text:span><text:span text:style-name="T9">Name this vortex of air that rises and rotates around a vertical axis that can tighten and intensify, producing a tornado. This type of meteorological event is often discovered using Doppler radar.</text:span></text:p>
      <text:p text:style-name="P1"><text:span text:style-name="T9"><text:tab/>W) Waterspout</text:span></text:p>
      <text:p text:style-name="P1"><text:span text:style-name="T9"><text:tab/>X) Derecho</text:span></text:p>
      <text:p text:style-name="P1"><text:span text:style-name="T9"><text:tab/>Y) Mesocyclone</text:span></text:p>
      <text:p text:style-name="P1"><text:span text:style-name="T9"><text:tab/>Z) Extratropical cyclone</text:span></text:p>
      <text:p text:style-name="P1"><text:span text:style-name="T9">ANSWER: Y) MESOCYCLONE</text:span></text:p>
      <text:p text:style-name="P1"><text:span text:style-name="T9"/></text:p>
      <text:p text:style-name="P1"><text:span text:style-name="T8">4) </text:span><text:span text:style-name="T10">Earth and Space Science</text:span><text:span text:style-name="T9"> </text:span><text:span text:style-name="T3">Short Answer </text:span><text:span text:style-name="T9">This type of astronomical structure, often exceeding 50 megaparsecs in length, form the boundaries between large voids in the universe. They consist of gravitationally bound galaxies and superclusters. If multiple of these objects join together, they can form enormous blobs of gas known as Lyman-alpha blobs. For four points, name the largest known cosmic structures in the universe, also referred to as great walls.</text:span></text:p>
      <text:p text:style-name="P1"><text:span text:style-name="T9">ANSWER: FILAMENT</text:span></text:p>
      <text:p text:style-name="P1"><text:span text:style-name="T9"/></text:p>
      <text:p text:style-name="P1"><text:span text:style-name="T8">5) </text:span><text:span text:style-name="T10">Earth and Space Science</text:span><text:span text:style-name="T4"> Short Answer</text:span><text:span text:style-name="T11"> What is the name of the type of subtropical climate associated with lands in North Africa, California, Chile, and South Australia, characterized by having three times as much precipitation in a winter month as in the driest summer month?</text:span></text:p>
      <text:p text:style-name="P1"><text:span text:style-name="T11">ANSWER: MEDITERRANIAN CLIMATE (DRY-SUMMER SUBTROPICAL)</text:span></text:p>
      <text:p text:style-name="P1"><text:span text:style-name="T11"/></text:p>
      <text:p text:style-name="P1"><text:span text:style-name="T12">6) </text:span><text:span text:style-name="T10">Earth and Space Science</text:span><text:span text:style-name="T4"> Multiple Choice </text:span><text:span text:style-name="T11">What is the name for the type of main sequence star, occurring only in clusters, that are more luminous, more massive, and bluer than stars in the rest of the cluster?</text:span></text:p>
      <text:p text:style-name="P1"><text:span text:style-name="T11"><text:tab/>W) Blue stragglers</text:span></text:p>
      <text:p text:style-name="P1"><text:span text:style-name="T11"><text:tab/>X) Hypergiants</text:span></text:p>
      <text:p text:style-name="P1"><text:span text:style-name="T11"><text:tab/>Y) Quark stars</text:span></text:p>
      <text:p text:style-name="P1"><text:span text:style-name="T11"><text:tab/>Z) Exotic stars</text:span></text:p>
      <text:p text:style-name="P1"><text:span text:style-name="T11">ANSWER: W) BLUE STRAGGLERS</text:span></text:p>
      <text:p text:style-name="P1"><text:span text:style-name="T11"/></text:p>
      <text:p text:style-name="P1"><text:span text:style-name="T12">7) </text:span><text:span text:style-name="T10">Earth and Space Science</text:span><text:span text:style-name="T11"> </text:span><text:span text:style-name="T4">Short Answer </text:span><text:span text:style-name="T11">Which of the following four statements is or are TRUE regarding glaciers?</text:span></text:p>
      <text:p text:style-name="P1"><text:span text:style-name="T11"><text:tab/>1: Lateral moraines are formed when two valley glaciers coalesce to form a single ice stream.</text:span></text:p>
      <text:p text:style-name="P1"><text:span text:style-name="T11"><text:tab/>2: Medial moraines are formed when a glacier wastes away, forming ridges.</text:span></text:p>
      <text:p text:style-name="P1"><text:soft-page-break/><text:span text:style-name="T11"><text:tab/>3: A ground moraine is a gently rolling layer of till deposited under a retreating glacier.</text:span></text:p>
      <text:p text:style-name="P1"><text:span text:style-name="T11"><text:tab/>4: End moraines can be distinguished as terminal end moraines or recessional end moraines.</text:span></text:p>
      <text:p text:style-name="P1"><text:span text:style-name="T11">ANSWER: '3 and 4'</text:span></text:p>
      <text:p text:style-name="P1"><text:span text:style-name="T4"/></text:p>
      <text:p text:style-name="P2"><text:span text:style-name="T16">8) </text:span><text:span text:style-name="T15">Earth and Space Science</text:span><text:span text:style-name="T4"> Short Answer </text:span><text:span text:style-name="T17">Name this distant region of the Solar System that is sparsely populated by icy minor planets and is known to be a subset of trans-Neptunian space. The innermost portion of this region overlaps with the Kuiper belt, but its outer limits reach much farther from the Sun. Objects from the Oort cloud and Hill sphere have been known to originate from this region. For four points, name this region of space that includes objects such as Sedna and Eris.</text:span></text:p>
      <text:p text:style-name="P2"><text:span text:style-name="T17">ANSWER: SCATTERED DISC</text:span></text:p>
      <text:p text:style-name="P2"><text:span text:style-name="T17"/></text:p>
      <text:p text:style-name="P2"><text:span text:style-name="T16">9) </text:span><text:span text:style-name="T15">Earth and Space Science</text:span><text:span text:style-name="T17"> </text:span><text:span text:style-name="T4">Multiple Choice</text:span><text:span text:style-name="T17"> What is the name for the clastic formed of predominantly silt-sized sediment formed by wind-blown dust?</text:span></text:p>
      <text:p text:style-name="P2"><text:span text:style-name="T17"><text:tab/>W) Loam</text:span></text:p>
      <text:p text:style-name="P2"><text:span text:style-name="T17"><text:tab/>X) Regolith</text:span></text:p>
      <text:p text:style-name="P2"><text:span text:style-name="T17"><text:tab/>Y) Desert pavement</text:span></text:p>
      <text:p text:style-name="P2"><text:span text:style-name="T17"><text:tab/>Z) Loess</text:span></text:p>
      <text:p text:style-name="P2"><text:span text:style-name="T17">ANSWER: Z) LOESS</text:span></text:p>
      <text:p text:style-name="P2"><text:span text:style-name="T17"/></text:p>
      <text:p text:style-name="P2"><text:span text:style-name="T16">10) </text:span><text:span text:style-name="T15">Earth and Space Science</text:span><text:span text:style-name="T4"> Short Answer </text:span><text:span text:style-name="T17">Which of the following three statements is or are TRUE regarding stellar nucleosynthesis?</text:span></text:p>
      <text:p text:style-name="P2"><text:span text:style-name="T17"><text:tab/>1: The triple alpha process is a set of nuclear fusion reactions by which 3 alpha particles are transformed into carbon.</text:span></text:p>
      <text:p text:style-name="P2"><text:span text:style-name="T17"><text:tab/>2: A helium flash is the runaway fusion of helium in the core of high temperature stars.</text:span></text:p>
      <text:p text:style-name="P2"><text:span text:style-name="T17"><text:tab/>3: When radioactive species will capture a proton more quickly than it can beta decay, the hot CNO cycles occur.</text:span></text:p>
      <text:p text:style-name="P2"><text:span text:style-name="T17">ANSWER: '1 and 3' OR 'All but 2'</text:span></text:p>
      <text:p text:style-name="P2"><text:span text:style-name="T17"/></text:p>
      <text:p text:style-name="P2"><text:span text:style-name="T16">11) </text:span><text:span text:style-name="T15">Earth and Space Science</text:span><text:span text:style-name="T4"> Short Answer </text:span><text:span text:style-name="T17">Which of the following four statements about soil order is or are TRUE?</text:span></text:p>
      <text:p text:style-name="P2"><text:span text:style-name="T17"><text:tab/>1: The C horizon is part of the solum, or “true soil.”</text:span></text:p>
      <text:p text:style-name="P2"><text:span text:style-name="T17"><text:tab/>2: The E horizon is light colored mineral particles and is the site of leaching.</text:span></text:p>
      <text:p text:style-name="P2"><text:span text:style-name="T17"><text:tab/>3: Andisols are deposited by recent volcanic activity.</text:span></text:p>
      <text:p text:style-name="P2"><text:span text:style-name="T17"><text:tab/>4: Vertisols are moderately weathered soils that form under boreal forests.</text:span></text:p>
      <text:p text:style-name="P2"><text:span text:style-name="T17">ANSWER: '2 and 3'</text:span></text:p>
      <text:p text:style-name="P2"><text:span text:style-name="T17"/></text:p>
      <text:p text:style-name="P2"><text:span text:style-name="T16">12) </text:span><text:span text:style-name="T15">Earth and Space Science</text:span><text:span text:style-name="T4"> Multiple Choice </text:span><text:span text:style-name="T17">Which of the following statements regarding supernovae is FALSE?</text:span></text:p>
      <text:p text:style-name="P2"><text:span text:style-name="T17"><text:tab/>W) Type Ia supernovae exhibit a strong singly ionized silicon line</text:span></text:p>
      <text:p text:style-name="P2"><text:span text:style-name="T17"><text:tab/>X) Type Ib supernovae show a non-ionized helium line.</text:span></text:p>
      <text:p text:style-name="P2"><text:span text:style-name="T17"><text:tab/>Y) Type Ic supernovae exhibit a weak or non-existant helium line.</text:span></text:p>
      <text:p text:style-name="P2"><text:span text:style-name="T17"><text:tab/>Z) Type IIb supernovae characteristically don't show hydrogen.</text:span></text:p>
      <text:p text:style-name="P2"><text:span text:style-name="T17">ANSWER: Z) TYPE IIB SUPERNOVAE CHARACTERISTICALLY DON'T SHOW HYDROGEN</text:span></text:p>
      <text:p text:style-name="P2"><text:span text:style-name="T17"/></text:p>
      <text:p text:style-name="P2"><text:span text:style-name="T16">13) </text:span><text:span text:style-name="T15">Earth and Space Science</text:span><text:span text:style-name="T4"> Short Answer </text:span><text:span text:style-name="T17">What is the name for the rapid change of density with depth of seawater, often presenting a high gravitational stability and a significant barrier to mixing between the water above and below it?</text:span></text:p>
      <text:p text:style-name="P2"><text:span text:style-name="T17">ANSWER: PYNCOCLINE<text:line-break/></text:span></text:p>
      <text:p text:style-name="P2"><text:soft-page-break/><text:span text:style-name="T16">14) </text:span><text:span text:style-name="T15">Earth and Space Science</text:span><text:span text:style-name="T4"> Short Answer </text:span><text:span text:style-name="T17">Name this astronomical process that occurs when the surface of a star or a planet cools, causing the pressure to drop and thereby causing the body to shrink. Then, this shrinkage finally causes the heating of the core of the planet.</text:span></text:p>
      <text:p text:style-name="P2"><text:span text:style-name="T17">ANSWER: KELVIN-HELMHOLTZ MECHANISM</text:span></text:p>
      <text:p text:style-name="P2"><text:span text:style-name="T17"/></text:p>
      <text:p text:style-name="P2"><text:span text:style-name="T16">15) </text:span><text:span text:style-name="T15">Earth and Space Science</text:span><text:span text:style-name="T4"> Multiple Choice </text:span><text:span text:style-name="T17">Which of the following types of stability would most likely result when air's environmental lapse rate is less than the wet adiabatic rate?</text:span></text:p>
      <text:p text:style-name="P2"><text:span text:style-name="T17"><text:tab/>W) Absolute instability</text:span></text:p>
      <text:p text:style-name="P2"><text:span text:style-name="T17"><text:tab/>X) Absolute stability</text:span></text:p>
      <text:p text:style-name="P2"><text:span text:style-name="T17"><text:tab/>Y) Conditional instability</text:span></text:p>
      <text:p text:style-name="P2"><text:span text:style-name="T17"><text:tab/>Z) Conditional stability</text:span></text:p>
      <text:p text:style-name="P2"><text:span text:style-name="T17">ANSWER: X) ABSOLUTE STABILITY</text:span></text:p>
      <text:p text:style-name="P2"><text:span text:style-name="T17"/></text:p>
      <text:p text:style-name="P2"><text:span text:style-name="T16">16) </text:span><text:span text:style-name="T15">Earth and Space Science</text:span><text:span text:style-name="T4"> Multiple Choice </text:span><text:span text:style-name="T17">Which of the following statements regarding star formation is INCORRECT?</text:span></text:p>
      <text:p text:style-name="P2"><text:span text:style-name="T17"><text:tab/>W) A Bok globule is a dark cloud of dense cosmic dust and gas in which star formation happens</text:span></text:p>
      <text:p text:style-name="P2"><text:span text:style-name="T17"><text:tab/>X) Herbig-Haro objects are small patches of nebulosity associated with newly born stars</text:span></text:p>
      <text:p text:style-name="P2"><text:span text:style-name="T17"><text:tab/>Y) A stellar nursery is defined as a dark nebula within which star formation is occuring.</text:span></text:p>
      <text:p text:style-name="P2"><text:span text:style-name="T17"><text:tab/>Z) The ratio between CO luminosity and H2 mass in molecular clouds is thought to be constant </text:span></text:p>
      <text:p text:style-name="P2"><text:span text:style-name="T17">ANSWER: Y)</text:span></text:p>
      <text:p text:style-name="P2"><text:span text:style-name="T17"/></text:p>
      <text:p text:style-name="P2"><text:span text:style-name="T16">17) </text:span><text:span text:style-name="T15">Earth and Space Science</text:span><text:span text:style-name="T4"> Multiple Choice </text:span><text:span text:style-name="T17">Name this grey to dark grey intermediate intrusive igneous rock composed principally of plagioclase feldspar, biotite, hornblende, and pyroxene.</text:span></text:p>
      <text:p text:style-name="P2"><text:span text:style-name="T17"><text:tab/>W) Granite</text:span></text:p>
      <text:p text:style-name="P2"><text:span text:style-name="T17"><text:tab/>X) Rhyolite</text:span></text:p>
      <text:p text:style-name="P2"><text:span text:style-name="T17"><text:tab/>Y) Diorite</text:span></text:p>
      <text:p text:style-name="P2"><text:span text:style-name="T17"><text:tab/>Z) Andesite</text:span></text:p>
      <text:p text:style-name="P2"><text:span text:style-name="T17">ANSWER: Y) DIORITE</text:span></text:p>
      <text:p text:style-name="P2"><text:span text:style-name="T17"/></text:p>
      <text:p text:style-name="P2"><text:span text:style-name="T16">18) </text:span><text:span text:style-name="T15">Earth and Space Science</text:span><text:span text:style-name="T4"> Short Answer </text:span><text:span text:style-name="T17">Name this tight open cluster of stars in the heart of the Orion Nebula, in the constellation of Orion, discovered by Galileo. This cluster is used as a common example of a system which ejects stars at high velocities, and has a class of multiple stars named after it.</text:span></text:p>
      <text:p text:style-name="P2"><text:span text:style-name="T17">ANSWER: TRAPEZIUM</text:span></text:p>
      <text:p text:style-name="P2"><text:span text:style-name="T17"/></text:p>
      <text:p text:style-name="P2"><text:span text:style-name="T16">19) </text:span><text:span text:style-name="T15">Earth and Space Science</text:span><text:span text:style-name="T4"> Multiple Choice </text:span><text:span text:style-name="T17">Name this large sheetlike body of rock that has been moved more than 2 km from its original position that, when folded and broken, forms a large-scale recumbent fold.</text:span></text:p>
      <text:p text:style-name="P2"><text:span text:style-name="T17"><text:tab/>W) Nappe</text:span></text:p>
      <text:p text:style-name="P2"><text:span text:style-name="T17"><text:tab/>X) Klippe</text:span></text:p>
      <text:p text:style-name="P2"><text:span text:style-name="T17"><text:tab/>Y) Window</text:span></text:p>
      <text:p text:style-name="P2"><text:span text:style-name="T17"><text:tab/>Z) Autochton</text:span></text:p>
      <text:p text:style-name="P2"><text:span text:style-name="T17">ANSWER: W) NAPPE</text:span></text:p>
      <text:p text:style-name="P2"><text:span text:style-name="T17"/></text:p>
      <text:p text:style-name="P2"><text:span text:style-name="T16">20) </text:span><text:span text:style-name="T15">Earth and Space Science</text:span><text:span text:style-name="T17"> </text:span><text:span text:style-name="T4">Short Answer </text:span><text:span text:style-name="T17">Which of the following four statements regarding Pluto is or are TRUE?</text:span></text:p>
      <text:p text:style-name="P2"><text:span text:style-name="T17"><text:tab/>1: As of November 2012, Pluto is known to have five moons.</text:span></text:p>
      <text:p text:style-name="P2"><text:span text:style-name="T17"><text:tab/>2: Clyde W. Tombaugh discovered Pluto in 1930.</text:span></text:p>
      <text:p text:style-name="P2"><text:span text:style-name="T17"><text:tab/>3: Pluto is known as a trans-Neptunian object as well as a dwarf planet.</text:span></text:p>
      <text:p text:style-name="P2"><text:soft-page-break/><text:span text:style-name="T17"><text:tab/>4: Pluto's orbital period is approximately 246 earth-years long.</text:span></text:p>
      <text:p text:style-name="P2"><text:span text:style-name="T17">ANSWER: '1, 2, 3, and 4' OR 'All of them'</text:span></text:p>
      <text:p text:style-name="P2"><text:span text:style-name="T17"/></text:p>
      <text:p text:style-name="P2"><text:span text:style-name="T16">21) </text:span><text:span text:style-name="T15">Earth and Space Science</text:span><text:span text:style-name="T4"> Multiple Choice </text:span><text:span text:style-name="T17">Which of the following correctly names the type of drainage pattern associated with alternating bands of resistant and less-resistant rock?</text:span></text:p>
      <text:p text:style-name="P2"><text:span text:style-name="T17"><text:tab/>W) Radial</text:span></text:p>
      <text:p text:style-name="P2"><text:span text:style-name="T17"><text:tab/>X) Trellis</text:span></text:p>
      <text:p text:style-name="P2"><text:span text:style-name="T17"><text:tab/>Y) Dendritic</text:span></text:p>
      <text:p text:style-name="P2"><text:span text:style-name="T17"><text:tab/>Z) Rectangular</text:span></text:p>
      <text:p text:style-name="P2"><text:span text:style-name="T17">ANSWER: X) TRELLIS</text:span></text:p>
      <text:p text:style-name="P2"><text:span text:style-name="T17"/></text:p>
      <text:p text:style-name="P2"><text:span text:style-name="T16">22) </text:span><text:span text:style-name="T15">Earth and Space Science</text:span><text:span text:style-name="T17"> </text:span><text:span text:style-name="T4">Multiple Choice </text:span><text:span text:style-name="T17">This structure is a partial ring of stars in the Milky Way galaxy through which the Sun is currently travelling.</text:span></text:p>
      <text:p text:style-name="P2"><text:span text:style-name="T17"><text:tab/>W) Perseus arm</text:span></text:p>
      <text:p text:style-name="P2"><text:span text:style-name="T17"><text:tab/>X) Orion arm</text:span></text:p>
      <text:p text:style-name="P2"><text:span text:style-name="T17"><text:tab/>Y) Gould belt</text:span></text:p>
      <text:p text:style-name="P2"><text:span text:style-name="T17"><text:tab/>Z) Roche belt</text:span></text:p>
      <text:p text:style-name="P2"><text:span text:style-name="T17">ANSWER: Y) GOULD BELT</text:span></text:p>
      <text:p text:style-name="P2"><text:span text:style-name="T17"/></text:p>
      <text:p text:style-name="P2"><text:span text:style-name="T16">23) </text:span><text:span text:style-name="T15">Earth and Space Science</text:span><text:span text:style-name="T4"> Multiple Choice </text:span><text:span text:style-name="T17">Which of the following statements regarding volcanoes is TRUE?</text:span></text:p>
      <text:p text:style-name="P2"><text:span text:style-name="T17"><text:tab/>W) Continued activity from a flank eruption may produce a small parasitic cone.</text:span></text:p>
      <text:p text:style-name="P2"><text:span text:style-name="T17"><text:tab/>X) Located at the summit of many volcanoes is a steep-walled depression called a vent.</text:span></text:p>
      <text:p text:style-name="P2"><text:span text:style-name="T17"><text:tab/>Y) Many secondary vents emit only gases and are called pipes.</text:span></text:p>
      <text:p text:style-name="P2"><text:span text:style-name="T17"><text:tab/>Z) Bombs are ejected as hardened lava and blocks are ejected as incandescent lava.</text:span></text:p>
      <text:p text:style-name="P2"><text:span text:style-name="T17">ANSWER: W)</text:span></text:p>
      <text:p text:style-name="P2"><text:span text:style-name="T17"/></text:p>
      <text:p text:style-name="P2"><text:span text:style-name="T16">24) </text:span><text:span text:style-name="T15">Earth and Space Science</text:span><text:span text:style-name="T17"> </text:span><text:span text:style-name="T4">Short Answer </text:span><text:span text:style-name="T17">Which of the following four statements regarding white dwarves is or are TRUE?</text:span></text:p>
      <text:p text:style-name="P2"><text:span text:style-name="T17"><text:tab/>1: White dwarves are thought to be the final evolutionary state of 97% of stars in our galaxy</text:span></text:p>
      <text:p text:style-name="P2"><text:span text:style-name="T17"><text:tab/>2: The maximum mass for a non-rotating white dwarf is approximately .7 solar masses.</text:span></text:p>
      <text:p text:style-name="P2"><text:span text:style-name="T17"><text:tab/>3: A white dwarf that approaches the Chandrasekhar limit might explode as a Type 1b supernova via a helium flash.</text:span></text:p>
      <text:p text:style-name="P2"><text:span text:style-name="T17"><text:tab/>4: Black dwarves are thought to result from white dwarves, but none are thought to exist yet.</text:span></text:p>
      <text:p text:style-name="P2"><text:span text:style-name="T17">ANSWER: '1 and 4'</text:span></text:p>
      <text:p text:style-name="P2"><text:span text:style-name="T16"/></text:p>
      <text:p text:style-name="P2"><text:span text:style-name="T16">25)</text:span><text:span text:style-name="T5"> </text:span><text:span text:style-name="T15">Earth and Space Science</text:span><text:span text:style-name="T4"> Multiple Choice </text:span><text:span text:style-name="T17">Which of the following rocks is a fine-grained foliated rock that breaks along wavey surfaces and has a glossy sheen?</text:span></text:p>
      <text:p text:style-name="P2"><text:span text:style-name="T17"><text:tab/>W) Slate</text:span></text:p>
      <text:p text:style-name="P2"><text:span text:style-name="T17"><text:tab/>X) Schist</text:span></text:p>
      <text:p text:style-name="P2"><text:span text:style-name="T17"><text:tab/>Y) Phyllite</text:span></text:p>
      <text:p text:style-name="P2"><text:span text:style-name="T17"><text:tab/>Z) Gneiss</text:span></text:p>
      <text:p text:style-name="P2"><text:span text:style-name="T17">ANSWER: Y) PHYLL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2-11-23T14:08:11.53</meta:creation-date>
    <dc:date>2012-11-24T23:36:06.48</dc:date>
    <dc:creator>Matt Kempster</dc:creator>
    <meta:editing-duration>PT00H06M05S</meta:editing-duration>
    <meta:editing-cycles>1</meta:editing-cycles>
    <meta:generator>OpenOffice.org/3.1$Win32 OpenOffice.org_project/310m19$Build-9420</meta:generator>
    <meta:document-statistic meta:table-count="0" meta:image-count="0" meta:object-count="0" meta:page-count="4" meta:paragraph-count="122" meta:word-count="1473" meta:character-count="8765"/>
  </office:meta>
</office:document-meta>
</file>